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Standard">
      <style:paragraph-properties fo:text-align="center" style:justify-single-word="false"/>
      <style:text-properties officeooo:rsid="001bb1e1" officeooo:paragraph-rsid="001bb1e1"/>
    </style:style>
    <style:style style:name="P3" style:family="paragraph" style:parent-style-name="Standard">
      <style:paragraph-properties fo:text-align="start" style:justify-single-word="false"/>
      <style:text-properties officeooo:rsid="001bb1e1" officeooo:paragraph-rsid="001bb1e1"/>
    </style:style>
    <style:style style:name="P4" style:family="paragraph" style:parent-style-name="Standard">
      <style:paragraph-properties fo:text-align="center" style:justify-single-word="false"/>
      <style:text-properties officeooo:paragraph-rsid="001c40bf"/>
    </style:style>
    <style:style style:name="P5" style:family="paragraph" style:parent-style-name="Text_20_body">
      <style:paragraph-properties fo:text-align="start" style:justify-single-word="false"/>
      <style:text-properties officeooo:rsid="001bb1e1" officeooo:paragraph-rsid="001bb1e1"/>
    </style:style>
    <style:style style:name="P6" style:family="paragraph" style:parent-style-name="Text_20_body">
      <style:paragraph-properties fo:margin-left="-1.251cm" fo:margin-right="0cm" fo:margin-top="0cm" fo:margin-bottom="0cm" fo:text-indent="0cm" style:auto-text-indent="false"/>
      <style:text-properties officeooo:rsid="001bb1e1" officeooo:paragraph-rsid="001bb1e1"/>
    </style:style>
    <style:style style:name="P7" style:family="paragraph" style:parent-style-name="Text_20_body">
      <style:paragraph-properties fo:margin-left="-2.501cm" fo:margin-right="0cm" fo:margin-top="0cm" fo:margin-bottom="0cm" fo:text-indent="0cm" style:auto-text-indent="false"/>
      <style:text-properties officeooo:rsid="001c40bf" officeooo:paragraph-rsid="001c40bf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/>
      <style:text-properties officeooo:rsid="001bb1e1" officeooo:paragraph-rsid="001bb1e1"/>
    </style:style>
    <style:style style:name="P9" style:family="paragraph" style:parent-style-name="Standard">
      <style:paragraph-properties fo:text-align="center" style:justify-single-word="false"/>
      <style:text-properties officeooo:rsid="0021877d" officeooo:paragraph-rsid="0021877d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officeooo:rsid="001eeb8b" officeooo:paragraph-rsid="001eeb8b"/>
    </style:style>
    <style:style style:name="P12" style:family="paragraph" style:parent-style-name="Text_20_body" style:list-style-name="L1">
      <style:paragraph-properties fo:margin-top="0cm" fo:margin-bottom="0cm"/>
    </style:style>
    <style:style style:name="P13" style:family="paragraph" style:parent-style-name="Text_20_body" style:list-style-name="L1">
      <style:paragraph-properties fo:margin-top="0cm" fo:margin-bottom="0cm"/>
      <style:text-properties officeooo:rsid="001bb1e1" officeooo:paragraph-rsid="001bb1e1"/>
    </style:style>
    <style:style style:name="P14" style:family="paragraph" style:parent-style-name="Text_20_body" style:list-style-name="L1">
      <style:paragraph-properties fo:margin-top="0cm" fo:margin-bottom="0cm"/>
      <style:text-properties officeooo:rsid="001c40bf"/>
    </style:style>
    <style:style style:name="P15" style:family="paragraph" style:parent-style-name="Text_20_body" style:list-style-name="L1">
      <style:paragraph-properties fo:margin-top="0cm" fo:margin-bottom="0cm"/>
      <style:text-properties officeooo:rsid="001c40bf" officeooo:paragraph-rsid="001c40bf"/>
    </style:style>
    <style:style style:name="P16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paragraph-rsid="001bb1e1"/>
    </style:style>
    <style:style style:name="P17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paragraph-rsid="001c40bf"/>
    </style:style>
    <style:style style:name="P18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1bb1e1" officeooo:paragraph-rsid="001bb1e1"/>
    </style:style>
    <style:style style:name="P19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1c40bf" officeooo:paragraph-rsid="001c40bf"/>
    </style:style>
    <style:style style:name="P20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1ddb7e" officeooo:paragraph-rsid="001ddb7e"/>
    </style:style>
    <style:style style:name="P21" style:family="paragraph" style:parent-style-name="Text_20_body" style:list-style-name="L1">
      <style:paragraph-properties fo:margin-left="-1.251cm" fo:margin-right="0cm" fo:margin-top="0cm" fo:margin-bottom="0cm" fo:text-indent="0cm" style:auto-text-indent="false"/>
      <style:text-properties officeooo:rsid="002060fc" officeooo:paragraph-rsid="002060fc"/>
    </style:style>
    <style:style style:name="P22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rsid="001bb1e1" officeooo:paragraph-rsid="001bb1e1"/>
    </style:style>
    <style:style style:name="P23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rsid="001c40bf" officeooo:paragraph-rsid="001c40bf"/>
    </style:style>
    <style:style style:name="P24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paragraph-rsid="001bb1e1"/>
    </style:style>
    <style:style style:name="P25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paragraph-rsid="001c40bf"/>
    </style:style>
    <style:style style:name="P26" style:family="paragraph" style:parent-style-name="Text_20_body" style:list-style-name="L1">
      <style:paragraph-properties fo:margin-left="-2.501cm" fo:margin-right="0cm" fo:margin-top="0cm" fo:margin-bottom="0cm" fo:text-indent="0cm" style:auto-text-indent="false"/>
      <style:text-properties officeooo:paragraph-rsid="00222abc"/>
    </style:style>
    <style:style style:name="P27" style:family="paragraph" style:parent-style-name="Text_20_body" style:list-style-name="L1">
      <style:paragraph-properties fo:margin-left="0cm" fo:margin-right="0cm" fo:margin-top="0cm" fo:margin-bottom="0cm" fo:text-indent="0cm" style:auto-text-indent="false"/>
      <style:text-properties officeooo:paragraph-rsid="001c40bf"/>
    </style:style>
    <style:style style:name="P28" style:family="paragraph" style:parent-style-name="Text_20_body" style:list-style-name="L1">
      <style:paragraph-properties fo:margin-left="0cm" fo:margin-right="0cm" fo:margin-top="0cm" fo:margin-bottom="0cm" fo:text-indent="0cm" style:auto-text-indent="false"/>
      <style:text-properties officeooo:rsid="001c40bf" officeooo:paragraph-rsid="001c40bf"/>
    </style:style>
    <style:style style:name="P29" style:family="paragraph" style:parent-style-name="Text_20_body" style:list-style-name="L1">
      <style:paragraph-properties fo:margin-left="1.251cm" fo:margin-right="0cm" fo:margin-top="0cm" fo:margin-bottom="0cm" fo:text-indent="0cm" style:auto-text-indent="false"/>
      <style:text-properties officeooo:rsid="001c40bf" officeooo:paragraph-rsid="001c40bf"/>
    </style:style>
    <style:style style:name="T1" style:family="text">
      <style:text-properties officeooo:rsid="001bb1e1"/>
    </style:style>
    <style:style style:name="T2" style:family="text">
      <style:text-properties officeooo:rsid="001c40bf"/>
    </style:style>
    <style:style style:name="T3" style:family="text">
      <style:text-properties officeooo:rsid="001ddb7e"/>
    </style:style>
    <style:style style:name="T4" style:family="text">
      <style:text-properties officeooo:rsid="00204b28"/>
    </style:style>
    <style:style style:name="T5" style:family="text">
      <style:text-properties officeooo:rsid="0021877d"/>
    </style:style>
    <style:style style:name="T6" style:family="text">
      <style:text-properties officeooo:rsid="00222ab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RD</text:p>
      <text:p text:style-name="P4"><text:span text:style-name="T2">(</text:span><text:span text:style-name="T5">Browser</text:span><text:span text:style-name="T2"> </text:span><text:span text:style-name="T5">Application for</text:span><text:span text:style-name="T4"> </text:span><text:span text:style-name="T2">Role-driven Development)</text:span></text:p>
      <text:p text:style-name="P9">radical, real can also be substitued for role-driven</text:p>
      <text:p text:style-name="P9"/>
      <text:p text:style-name="P5">Introduction </text:p>
      <text:list xml:id="list468441509" text:style-name="L1">
        <text:list-item>
          <text:p text:style-name="P12">System Overview </text:p>
          <text:p text:style-name="P13">Create a system to track goal oriented endeavors / software development or even other real-life projects. <text:s/>This tool manages project objective/goals as stories related to roadmaps/releases</text:p>
          <text:p text:style-name="P13"/>
        </text:list-item>
        <text:list-item>
          <text:p text:style-name="P12">Design Considerations </text:p>
          <text:list>
            <text:list-item>
              <text:p text:style-name="P12">Assumptions and Dependencies </text:p>
              <text:list>
                <text:list-item>
                  <text:p text:style-name="P13">supports multiple projects</text:p>
                  <text:p text:style-name="P13"/>
                </text:list-item>
                <text:list-item>
                  <text:p text:style-name="P16"><text:span text:style-name="T1">User Roles </text:span><text:span text:style-name="T2">&amp; Actions</text:span></text:p>
                  <text:list>
                    <text:list-item>
                      <text:p text:style-name="P18">System Admin -</text:p>
                      <text:list>
                        <text:list-item>
                          <text:p text:style-name="P19">Create Projects</text:p>
                        </text:list-item>
                        <text:list-item>
                          <text:p text:style-name="P17"><text:span text:style-name="T2">Assign Users </text:span><text:span text:style-name="T3">and roles</text:span></text:p>
                        </text:list-item>
                        <text:list-item>
                          <text:p text:style-name="P19">Disable Projects (for members)</text:p>
                          <text:p text:style-name="P20"/>
                        </text:list-item>
                      </text:list>
                    </text:list-item>
                    <text:list-item>
                      <text:p text:style-name="P18">Project Owner - </text:p>
                      <text:list>
                        <text:list-item>
                          <text:p text:style-name="P21">create releases</text:p>
                        </text:list-item>
                        <text:list-item>
                          <text:p text:style-name="P19">create stories</text:p>
                          <text:p text:style-name="P19"/>
                        </text:list-item>
                      </text:list>
                    </text:list-item>
                    <text:list-item>
                      <text:p text:style-name="P18">Project Managers -</text:p>
                      <text:list>
                        <text:list-item>
                          <text:p text:style-name="P21">create releases</text:p>
                        </text:list-item>
                        <text:list-item>
                          <text:p text:style-name="P19">create stories</text:p>
                          <text:p text:style-name="P21"/>
                        </text:list-item>
                      </text:list>
                    </text:list-item>
                    <text:list-item>
                      <text:p text:style-name="P18">Members -</text:p>
                      <text:list>
                        <text:list-item>
                          <text:p text:style-name="P19">rate story's complexity</text:p>
                        </text:list-item>
                        <text:list-item>
                          <text:p text:style-name="P20">view projects <text:s/>belonged to</text:p>
                        </text:list-item>
                        <text:list-item>
                          <text:p text:style-name="P20"/>
                          <text:p text:style-name="P19"/>
                        </text:list-item>
                      </text:list>
                      <text:p text:style-name="P18"/>
                    </text:list-item>
                    <text:list-item>
                      <text:p text:style-name="P19">ALL Users:</text:p>
                      <text:list>
                        <text:list-item>
                          <text:p text:style-name="P19">rate proj</text:p>
                        </text:list-item>
                      </text:list>
                      <text:p text:style-name="P22"/>
                    </text:list-item>
                    <text:list-item>
                      <text:p text:style-name="P22">Other Objects</text:p>
                      <text:list>
                        <text:list-item>
                          <text:p text:style-name="P23">Project – has releases</text:p>
                        </text:list-item>
                        <text:list-item>
                          <text:p text:style-name="P24"><text:span text:style-name="T1">Releas</text:span><text:span text:style-name="T2">e – has stories </text:span></text:p>
                        </text:list-item>
                        <text:list-item>
                          <text:p text:style-name="P24"><text:span text:style-name="T1">Stor</text:span><text:span text:style-name="T2">y - <text:s/>has comments</text:span></text:p>
                        </text:list-item>
                        <text:list-item>
                          <text:p text:style-name="P22">Comments </text:p>
                        </text:list-item>
                        <text:list-item>
                          <text:p text:style-name="P23">Backlogs – late and unspecified timeline stories</text:p>
                        </text:list-item>
                        <text:list-item>
                          <text:p text:style-name="P25"><text:span text:style-name="T2">Tags –</text:span><text:span text:style-name="T3"> </text:span><text:span text:style-name="T6">name </text:span><text:span text:style-name="T3">&lt;= 60 chars</text:span></text:p>
                          <text:list>
                            <text:list-item>
                              <text:p text:style-name="P26"><text:span text:style-name="T6">visible only to owner project</text:span></text:p>
                            </text:list-item>
                            <text:list-item>
                              <text:p text:style-name="P26"><text:span text:style-name="T6">not shared by other projects </text:span></text:p>
                            </text:list-item>
                          </text:list>
                          <text:p text:style-name="P2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"><text:soft-page-break/>System Architecture </text:p>
          <text:list>
            <text:list-item>
              <text:p text:style-name="P27"><text:span text:style-name="Variable"><text:span text:style-name="T2">Server</text:span></text:span> </text:p>
            </text:list-item>
            <text:list-item>
              <text:p text:style-name="P27"><text:span text:style-name="Variable"><text:span text:style-name="T2">Database</text:span></text:span></text:p>
            </text:list-item>
            <text:list-item>
              <text:p text:style-name="P27"><text:span text:style-name="Variable"><text:span text:style-name="T2">Browsers supported</text:span></text:span> </text:p>
            </text:list-item>
            <text:list-item>
              <text:p text:style-name="P28">Ruby on Rails</text:p>
            </text:list-item>
            <text:list-item>
              <text:p text:style-name="P28">Authentication: Devise</text:p>
            </text:list-item>
          </text:list>
        </text:list-item>
      </text:list>
      <text:p text:style-name="P7"/>
      <text:p text:style-name="P8"><text:tab/><text:tab/></text:p>
      <text:p text:style-name="P6"/>
      <text:list xml:id="list150244779" text:continue-numbering="true" text:style-name="L1">
        <text:list-item>
          <text:list>
            <text:list-item>
              <text:list>
                <text:list-header>
                  <text:p text:style-name="P13"/>
                </text:list-header>
              </text:list>
            </text:list-item>
            <text:list-item>
              <text:p text:style-name="P12">General Constraints </text:p>
              <text:list>
                <text:list-item>
                  <text:p text:style-name="P15">Story</text:p>
                  <text:list>
                    <text:list-item>
                      <text:p text:style-name="P15">multiple tags</text:p>
                    </text:list-item>
                    <text:list-item>
                      <text:p text:style-name="P15">workflow state</text:p>
                    </text:list-item>
                    <text:list-item>
                      <text:p text:style-name="P29">NEW </text:p>
                    </text:list-item>
                    <text:list-item>
                      <text:p text:style-name="P29">START </text:p>
                    </text:list-item>
                    <text:list-item>
                      <text:p text:style-name="P29">FINISH </text:p>
                    </text:list-item>
                    <text:list-item>
                      <text:p text:style-name="P29">HOLD </text:p>
                    </text:list-item>
                    <text:list-item>
                      <text:p text:style-name="P29"/>
                    </text:list-item>
                    <text:list-item>
                      <text:p text:style-name="P29">REJECT </text:p>
                    </text:list-item>
                    <text:list-item>
                      <text:p text:style-name="P29">ACCEPT</text:p>
                    </text:list-item>
                  </text:list>
                </text:list-item>
              </text:list>
            </text:list-item>
            <text:list-item>
              <text:p text:style-name="P12">Goals and Guidelines </text:p>
            </text:list-item>
            <text:list-item>
              <text:p text:style-name="P12">Development Methods </text:p>
            </text:list-item>
          </text:list>
        </text:list-item>
      </text:list>
      <text:p text:style-name="P1"/>
      <text:list xml:id="list973466435" text:continue-numbering="true" text:style-name="L1">
        <text:list-item>
          <text:p text:style-name="P12">Architectural Strategies </text:p>
          <text:list>
            <text:list-item>
              <text:p text:style-name="P15">server</text:p>
            </text:list-item>
            <text:list-item>
              <text:p text:style-name="P15"/>
            </text:list-item>
            <text:list-item>
              <text:p text:style-name="P12"><text:span text:style-name="Variable">strategy-2 name or description</text:span> </text:p>
            </text:list-item>
            <text:list-item>
              <text:p text:style-name="P12">... </text:p>
            </text:list-item>
          </text:list>
        </text:list-item>
        <text:list-item>
          <text:p text:style-name="P14"/>
          <text:list>
            <text:list-header>
              <text:p text:style-name="P12"/>
            </text:list-header>
          </text:list>
        </text:list-item>
        <text:list-item>
          <text:p text:style-name="P12">Policies and Tactics </text:p>
          <text:list>
            <text:list-item>
              <text:p text:style-name="P12"><text:span text:style-name="Variable">policy/tactic-1 name or description</text:span> </text:p>
            </text:list-item>
            <text:list-item>
              <text:p text:style-name="P12"><text:span text:style-name="Variable">policy/tactic-2 name or description</text:span> </text:p>
            </text:list-item>
            <text:list-item>
              <text:p text:style-name="P12">... </text:p>
            </text:list-item>
          </text:list>
        </text:list-item>
        <text:list-item>
          <text:p text:style-name="P12">Detailed System Design </text:p>
          <text:list>
            <text:list-item>
              <text:p text:style-name="P12"><text:span text:style-name="Variable">module-1 name or description</text:span> </text:p>
            </text:list-item>
            <text:list-item>
              <text:p text:style-name="P12"><text:span text:style-name="Variable">module-2 name or description</text:span> </text:p>
            </text:list-item>
            <text:list-item>
              <text:p text:style-name="P12">... </text:p>
            </text:list-item>
          </text:list>
        </text:list-item>
        <text:list-item>
          <text:p text:style-name="P12">Glossary </text:p>
        </text:list-item>
        <text:list-item>
          <text:p text:style-name="P10">Bibliography </text:p>
        </text:list-item>
        <text:list-item>
          <text:p text:style-name="P11">For Research</text:p>
          <text:list>
            <text:list-item>
              <text:p text:style-name="P11">-jquery-rails</text:p>
            </text:list-item>
            <text:list-item>
              <text:p text:style-name="P11">devise</text:p>
            </text:list-item>
            <text:list-item>
              <text:p text:style-name="P11"><text:soft-page-break/>tag cloud</text:p>
            </text:list-item>
          </text:list>
        </text:list-item>
      </text:list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xist </meta:initial-creator>
    <meta:creation-date>2011-05-25T10:54:40</meta:creation-date>
    <dc:date>2011-05-25T18:02:25</dc:date>
    <dc:creator>exist </dc:creator>
    <meta:editing-duration>PT03H59M54S</meta:editing-duration>
    <meta:editing-cycles>4</meta:editing-cycles>
    <meta:generator>OpenOffice.org/3.2$Linux OpenOffice.org_project/320m19$Build-9505</meta:generator>
    <meta:document-statistic meta:table-count="0" meta:image-count="0" meta:object-count="0" meta:page-count="3" meta:paragraph-count="71" meta:word-count="268" meta:character-count="1480"/>
  </office:meta>
</office:document-meta>
</file>